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 CYR" svg:font-family="Courier New CYR" style:font-family-generic="modern" style:font-pitch="fixed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left="1in">
        <style:tab-stops/>
      </style:paragraph-properties>
    </style:style>
    <style:style style:name="T2" style:parent-style-name="DefaultParagraphFont" style:family="text">
      <style:text-properties style:font-name="Courier New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/>
    </style:style>
    <style:style style:name="T3" style:parent-style-name="DefaultParagraphFont" style:family="text">
      <style:text-properties style:font-name="Courier New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/>
    </style:style>
    <style:style style:name="T4" style:parent-style-name="DefaultParagraphFont" style:family="text">
      <style:text-properties style:font-name="Courier New" style:font-name-complex="Courier New" fo:font-weight="bold" style:font-weight-asian="bold" style:font-weight-complex="bold" fo:color="#FF0000" fo:font-size="10pt" style:font-size-asian="10pt" style:font-size-complex="10pt" fo:language="en" fo:country="US"/>
    </style:style>
    <style:style style:name="T5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n" fo:country="US"/>
    </style:style>
    <style:style style:name="P6" style:parent-style-name="Normal" style:family="paragraph">
      <style:paragraph-properties fo:margin-left="1in">
        <style:tab-stops/>
      </style:paragraph-properties>
      <style:text-properties style:font-name="Courier New" style:font-name-complex="Courier New" fo:font-weight="bold" style:font-weight-asian="bold" style:font-weight-complex="bold" fo:font-size="10pt" style:font-size-asian="10pt" style:font-size-complex="10pt" fo:language="en" fo:country="US"/>
    </style:style>
    <style:style style:name="P7" style:parent-style-name="Normal" style:family="paragraph">
      <style:paragraph-properties fo:margin-left="1in">
        <style:tab-stops/>
      </style:paragraph-properties>
      <style:text-properties style:font-name="Courier New" style:font-name-complex="Courier New" fo:font-weight="bold" style:font-weight-asian="bold" style:font-weight-complex="bold" fo:font-size="10pt" style:font-size-asian="10pt" style:font-size-complex="10pt" fo:language="en" fo:country="US"/>
    </style:style>
    <style:style style:name="P8" style:parent-style-name="Normal" style:family="paragraph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n" fo:country="US"/>
    </style:style>
    <style:style style:name="P9" style:parent-style-name="Normal" style:family="paragraph">
      <style:paragraph-properties fo:margin-left="0.5in" fo:text-indent="0.5in">
        <style:tab-stops/>
      </style:paragraph-properties>
      <style:text-properties style:font-name="Courier New" style:font-name-complex="Courier New" fo:font-weight="bold" style:font-weight-asian="bold" style:font-weight-complex="bold" fo:font-size="10pt" style:font-size-asian="10pt" style:font-size-complex="10pt" fo:language="en" fo:country="US"/>
    </style:style>
    <style:style style:name="P10" style:parent-style-name="Normal" style:family="paragraph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n" fo:country="US"/>
    </style:style>
    <style:style style:name="P1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2" style:parent-style-name="Normal" style:family="paragraph">
      <style:paragraph-properties fo:margin-left="1in">
        <style:tab-stops/>
      </style:paragraph-properties>
    </style:style>
    <style:style style:name="T1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6" style:parent-style-name="Normal" style:family="paragraph">
      <style:paragraph-properties fo:margin-left="1in">
        <style:tab-stops/>
      </style:paragraph-properties>
    </style:style>
    <style:style style:name="T17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1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0" style:parent-style-name="Normal" style:family="paragraph">
      <style:paragraph-properties fo:margin-left="1in">
        <style:tab-stops/>
      </style:paragraph-properties>
    </style:style>
    <style:style style:name="T21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5" style:parent-style-name="Normal" style:family="paragraph">
      <style:paragraph-properties fo:margin-left="1in">
        <style:tab-stops/>
      </style:paragraph-properties>
    </style:style>
    <style:style style:name="T2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2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9" style:parent-style-name="Normal" style:family="paragraph">
      <style:paragraph-properties fo:margin-left="0.7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30" style:parent-style-name="Normal" style:family="paragraph">
      <style:paragraph-properties fo:margin-left="0.7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31" style:parent-style-name="Normal" style:family="paragraph">
      <style:paragraph-properties fo:margin-left="1in">
        <style:tab-stops/>
      </style:paragraph-properties>
    </style:style>
    <style:style style:name="T32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3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4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3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3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8" style:parent-style-name="Normal" style:family="paragraph">
      <style:paragraph-properties fo:margin-left="1in">
        <style:tab-stops/>
      </style:paragraph-properties>
    </style:style>
    <style:style style:name="T39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4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4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2" style:parent-style-name="Normal" style:family="paragraph">
      <style:paragraph-properties fo:margin-left="1in">
        <style:tab-stops/>
      </style:paragraph-properties>
    </style:style>
    <style:style style:name="T4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4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4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6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7" style:parent-style-name="Normal" style:family="paragraph">
      <style:paragraph-properties fo:margin-left="1in">
        <style:tab-stops>
          <style:tab-stop style:type="left" style:position="-0.25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4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50" style:parent-style-name="Normal" style:family="paragraph">
      <style:paragraph-properties fo:margin-left="1in">
        <style:tab-stops>
          <style:tab-stop style:type="left" style:position="-0.2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1" style:parent-style-name="Normal" style:family="paragraph">
      <style:paragraph-properties fo:margin-left="1in" fo:margin-right="-0.1694in">
        <style:tab-stops>
          <style:tab-stop style:type="left" style:position="-0.2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2" style:parent-style-name="Normal" style:family="paragraph">
      <style:paragraph-properties fo:margin-left="1in" fo:margin-right="-0.1694in">
        <style:tab-stops>
          <style:tab-stop style:type="left" style:position="-0.25in"/>
        </style:tab-stops>
      </style:paragraph-properties>
    </style:style>
    <style:style style:name="T53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5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55" style:parent-style-name="Normal" style:family="paragraph">
      <style:paragraph-properties fo:margin-left="1in">
        <style:tab-stops>
          <style:tab-stop style:type="left" style:position="-0.25in"/>
        </style:tab-stops>
      </style:paragraph-properties>
    </style:style>
    <style:style style:name="T56" style:parent-style-name="DefaultParagraphFont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5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<text:span text:style-name="T2">MY Real P</text:span><text:span text:style-name="T3">rojects</text:span><text:span text:style-name="T4">:<text:s/></text:span><text:span text:style-name="T5">realized from 1997 to 2015</text:span></text:p>
      <text:p text:style-name="P6"/>
      <text:p text:style-name="P7">1.Hardware/Software design of DC controller on the base of Microchip dsPIC3364mc206.</text:p>
      <text:p text:style-name="P8"/>
      <text:p text:style-name="P9">2.Hardware/Software Design of series of functional<text:s/><text:tab/><text:tab/><text:tab/>testers for DC/AC motion controllers on the base of ARM<text:s/><text:tab/><text:tab/>Cortex_M0 platform - LPC 1114/301 microcontroller.</text:p>
      <text:p text:style-name="P10"><text:tab/><text:tab/>Experience with CoIDE, MTK4 and IAR Embedded Workbench;</text:p>
      <text:p text:style-name="P11"/>
      <text:p text:style-name="P12"><text:span text:style-name="T13">3</text:span><text:span text:style-name="T14">. Design of IC tester for DC Induction motors – software(CVI –NI) and firmware(C and assembler) for PIC16Fxx( microcontrollers.</text:span></text:p>
      <text:p text:style-name="P15"/>
      <text:p text:style-name="P16"><text:span text:style-name="T17">4</text:span><text:span text:style-name="T18">. Design of IC tester for AC Induction motors – software(CVI –NI) and firmware for Infineon C164 CI microcontrollers.<text:s/></text:span></text:p>
      <text:p text:style-name="P19"><text:tab/><text:tab/></text:p>
      <text:p text:style-name="P20"><text:span text:style-name="T21">5</text:span><text:span text:style-name="T22">.Creation of application software for statistical and monitor control(C C++).</text:span><text:span text:style-name="T23"><text:s/>Updated version on MS C#.</text:span></text:p>
      <text:p text:style-name="P24"/>
      <text:p text:style-name="P25"><text:span text:style-name="T26">6</text:span><text:span text:style-name="T27">. Building a test system for final testing of IC gages</text:span><text:span text:style-name="T28"><text:s/>realized by National Instruments CVI</text:span></text:p>
      <text:p text:style-name="P29"/>
      <text:p text:style-name="P30"/>
      <text:p text:style-name="P31"><text:span text:style-name="T32">7</text:span><text:span text:style-name="T33">. <text:s/>Designing and implementation of an Application <text:s text:c="3"/>software <text:s text:c="3"/>for<text:s/></text:span><text:span text:style-name="T34">real time<text:s/></text:span><text:span text:style-name="T35">statistical and monitor control – CVI and Access 2000.</text:span></text:p>
      <text:p text:style-name="P36"/>
      <text:p text:style-name="P37"/>
      <text:p text:style-name="P38"><text:span text:style-name="T39">8</text:span><text:span text:style-name="T40">.Designing and implementation of a service Tester for Sepex Speed Controllers, use CVI, Lab View and Test Stand.</text:span></text:p>
      <text:p text:style-name="P41"/>
      <text:p text:style-name="P42"><text:span text:style-name="T43">9</text:span><text:span text:style-name="T44">.Designing and implementation of an Automatic TestSystem for wide class of IC gages using LabWindow CVI Package.</text:span></text:p>
      <text:p text:style-name="P45"/>
      <text:p text:style-name="P46"/>
      <text:p text:style-name="P47"><text:span text:style-name="T48">10</text:span><text:span text:style-name="T49">.S/H designing of four quadrants motion controller for DC motor based on SCR semiconductors and Atmel’s RISK microcontrollers from family AT90S4434/8535. Programming in Assembler and C for this family. PCB layout designing with OrCad 9.0. Simulating with Pspice/Express 9.1</text:span></text:p>
      <text:p text:style-name="P50"/>
      <text:p text:style-name="P51"/>
      <text:p text:style-name="P52"><text:span text:style-name="T53">11</text:span><text:span text:style-name="T54">.S/H designing of double motor controller for electrical vehicles based on Philips microcontroller 87c553. Programming in Assembler and C for this family. Implementing SMD technology. PCB designing with OrCad 7.0.</text:span></text:p>
      <text:p text:style-name="P55"><text:span text:style-name="T56">12</text:span><text:span text:style-name="T57">. S/H designing of product line of Combymeter for Diesel and Electric vehicles based on PIC 16c74/77, microcontrollers. Programming in Assembler and C for these micros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 CYR" svg:font-family="Courier New CYR" style:font-family-generic="modern" style:font-pitch="fixed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Courier New CYR" style:font-name-asian="Times New Roman" style:font-name-complex="Courier New CYR" fo:font-size="12pt" style:font-size-asian="12pt" style:font-size-complex="12pt" fo:language="bg" fo:country="BG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illy</meta:initial-creator>
    <dc:creator>Billy</dc:creator>
    <meta:creation-date>2015-03-27T05:35:00Z</meta:creation-date>
    <dc:date>2015-03-27T05:43:00Z</dc:date>
    <meta:template xlink:href="Normal" xlink:type="simple"/>
    <meta:editing-cycles>1</meta:editing-cycles>
    <meta:editing-duration>PT480S</meta:editing-duration>
    <meta:document-statistic meta:page-count="1" meta:paragraph-count="3" meta:word-count="274" meta:character-count="1839" meta:row-count="13" meta:non-whitespace-character-count="1568"/>
  </office:meta>
</office:document-meta>
</file>